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ow</text:p>
          </table:table-cell>
          <table:table-cell office:value-type="float" office:value="50" calcext:value-type="float">
            <text:p>50</text:p>
          </table:table-cell>
          <table:table-cell table:formula="of:=+[.G11]/[.G17]" office:value-type="float" office:value="0.185185185185185" calcext:value-type="float">
            <text:p>0.1851851852</text:p>
          </table:table-cell>
          <table:table-cell table:formula="of:=ROUND([.H11]*[.$H$9]; 5)" office:value-type="float" office:value="3.7037" calcext:value-type="float">
            <text:p>3.7037</text:p>
          </table:table-cell>
          <table:table-cell table:number-columns-repeated="2"/>
          <table:table-cell table:formula="of:=TRUNC([.G11]/[.$H$9])" office:value-type="float" office:value="2" calcext:value-type="float">
            <text:p>2</text:p>
          </table:table-cell>
          <table:table-cell table:formula="of:=+[.L11]+[.I11]" office:value-type="float" office:value="5.7037" calcext:value-type="float">
            <text:p>5.7037</text:p>
          </table:table-cell>
          <table:table-cell table:formula="of:=+[.M11]*2" office:value-type="float" office:value="11.4074" calcext:value-type="float">
            <text:p>11.4074</text:p>
          </table:table-cell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formula="of:=+[.G12]/[.G17]" office:value-type="float" office:value="0.277777777777778" calcext:value-type="float">
            <text:p>0.2777777778</text:p>
          </table:table-cell>
          <table:table-cell table:formula="of:=ROUND([.H12]*[.$H$9]; 4)" office:value-type="float" office:value="5.5556" calcext:value-type="float">
            <text:p>5.5556</text:p>
          </table:table-cell>
          <table:table-cell table:number-columns-repeated="2"/>
          <table:table-cell table:formula="of:=TRUNC([.G12]/[.$H$9])" office:value-type="float" office:value="3" calcext:value-type="float">
            <text:p>3</text:p>
          </table:table-cell>
          <table:table-cell table:formula="of:=+[.L12]+[.I12]" office:value-type="float" office:value="8.5556" calcext:value-type="float">
            <text:p>8.5556</text:p>
          </table:table-cell>
          <table:table-cell table:formula="of:=+[.M12]*2" office:value-type="float" office:value="17.1112" calcext:value-type="float">
            <text:p>17.1112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formula="of:=+[.G13]/[.G17]" office:value-type="float" office:value="0.355555555555556" calcext:value-type="float">
            <text:p>0.3555555556</text:p>
          </table:table-cell>
          <table:table-cell table:formula="of:=ROUND([.H13]*[.$H$9]; 4)" office:value-type="float" office:value="7.1111" calcext:value-type="float">
            <text:p>7.1111</text:p>
          </table:table-cell>
          <table:table-cell table:number-columns-repeated="2"/>
          <table:table-cell table:formula="of:=TRUNC([.G13]/[.$H$9])" office:value-type="float" office:value="4" calcext:value-type="float">
            <text:p>4</text:p>
          </table:table-cell>
          <table:table-cell table:formula="of:=+[.L13]+[.I13]" office:value-type="float" office:value="11.1111" calcext:value-type="float">
            <text:p>11.1111</text:p>
          </table:table-cell>
          <table:table-cell table:formula="of:=+[.M13]*2" office:value-type="float" office:value="22.2222" calcext:value-type="float">
            <text:p>22.2222</text:p>
          </table:table-cell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formula="of:=+[.G14]/[.G17]" office:value-type="float" office:value="0.137037037037037" calcext:value-type="float">
            <text:p>0.137037037</text:p>
          </table:table-cell>
          <table:table-cell table:formula="of:=ROUND([.H14]*[.$H$9]; 4)" office:value-type="float" office:value="2.7407" calcext:value-type="float">
            <text:p>2.7407</text:p>
          </table:table-cell>
          <table:table-cell table:number-columns-repeated="2"/>
          <table:table-cell table:formula="of:=TRUNC([.G14]/[.$H$9])" office:value-type="float" office:value="1" calcext:value-type="float">
            <text:p>1</text:p>
          </table:table-cell>
          <table:table-cell table:formula="of:=+[.L14]+[.I14]" office:value-type="float" office:value="3.7407" calcext:value-type="float">
            <text:p>3.7407</text:p>
          </table:table-cell>
          <table:table-cell table:formula="of:=+[.M14]*2" office:value-type="float" office:value="7.4814" calcext:value-type="float">
            <text:p>7.4814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formula="of:=+[.G15]/[.G17]" office:value-type="float" office:value="0.0444444444444444" calcext:value-type="float">
            <text:p>0.0444444444</text:p>
          </table:table-cell>
          <table:table-cell table:formula="of:=ROUND([.H15]*[.$H$9]; 4)" office:value-type="float" office:value="0.8889" calcext:value-type="float">
            <text:p>0.8889</text:p>
          </table:table-cell>
          <table:table-cell table:number-columns-repeated="2"/>
          <table:table-cell table:formula="of:=TRUNC([.G15]/[.$H$9])" office:value-type="float" office:value="0" calcext:value-type="float">
            <text:p>0</text:p>
          </table:table-cell>
          <table:table-cell table:formula="of:=+[.L15]+[.I15]" office:value-type="float" office:value="0.8889" calcext:value-type="float">
            <text:p>0.8889</text:p>
          </table:table-cell>
          <table:table-cell table:formula="of:=+[.M15]*2" office:value-type="float" office:value="1.7778" calcext:value-type="float">
            <text:p>1.777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formula="of:=SUM([.G11:.G15])" office:value-type="float" office:value="270" calcext:value-type="float">
            <text:p>27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5:37:26.042575277</meta:creation-date>
    <dc:date>2017-06-16T23:49:50.308303906</dc:date>
    <meta:editing-duration>PT7H49M4S</meta:editing-duration>
    <meta:editing-cycles>1</meta:editing-cycles>
    <meta:document-statistic meta:table-count="1" meta:cell-count="34" meta:object-count="0"/>
    <meta:generator>LibreOffice/5.1.6.2$Linux_X86_64 LibreOffice_project/10m0$Build-2</meta:generator>
  </office:meta>
</office:document-meta>
</file>